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900000018BBC99C8DA7DD8B07.png" manifest:media-type="image/png"/>
  <manifest:file-entry manifest:full-path="Pictures/10000201000002170000001988FF1442EB20F9B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urva de Bez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rivadas da curva de Bezier</text:p>
          </draw:text-box>
        </draw:frame>
        <draw:frame draw:style-name="gr2" draw:text-style-name="P2" draw:layer="layout" svg:width="25.734cm" svg:height="1.2cm" svg:x="1.068cm" svg:y="5cm">
          <draw:image xlink:href="Pictures/10000201000002170000001988FF1442EB20F9B6.png" xlink:type="simple" xlink:show="embed" xlink:actuate="onLoad" loext:mime-type="image/png">
            <text:p/>
          </draw:image>
        </draw:frame>
        <draw:frame draw:style-name="gr2" draw:text-style-name="P2" draw:layer="layout" svg:width="22.883cm" svg:height="1.2cm" svg:x="1.117cm" svg:y="8.4cm">
          <draw:image xlink:href="Pictures/10000201000001C900000018BBC99C8DA7DD8B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26:47.418362107</meta:creation-date>
    <meta:editing-duration>PT1H18M54S</meta:editing-duration>
    <meta:editing-cycles>2</meta:editing-cycles>
    <meta:generator>LibreOffice/6.4.6.2$Linux_X86_64 LibreOffice_project/40$Build-2</meta:generator>
    <dc:title>Blue Curve</dc:title>
    <dc:date>2020-10-12T18:55:51.946783521</dc:date>
    <meta:document-statistic meta:object-count="47"/>
  </office:meta>
</office:document-meta>
</file>